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Labe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Label</text:h>
                    <text:list>
                        <text:list-item>
                            <text:h text:style-name="Heading_20_2" text:outline-level="2">Description</text:h>
                        </text:list-item>
                    </text:list>
                </text:list-item>
            </text:list>

            <text:p text:style-name="Standard">A Widget used to display text.</text:p><text:p text:style-name="Standard">More info (<text:a xlink:type="simple" xlink:href="https://docs.lvgl.io/8.3/widgets/core/label.html" text:style-name="Internet_20_link" text:visited-style-name="Visited_20_Internet_20_Link">link</text:a>)</text:p>

            
                <text:list xml:id="list_Label2" text:continue-numbering="true" text:continue-list="list_Labe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Label3" text:continue-numbering="true" text:style-name="Outline">
                                                <text:list-item>
                                                    <text:list>
                                                        <text:list-item>
                                                            <text:list>
                                                                <text:list-item>
                                                                    <text:h text:style-name="Heading_20_3" text:outline-level="3">
                                                                        Text
                                                                        <text:s text:c="4"/>
                                                                        <text:span text:style-name="T2">EXPRESSION (string)</text:span>
                                                                    </text:h>
                                                                </text:list-item>
                                                            </text:list>
                                                        </text:list-item>
                                                    </text:list>
                                                </text:list-item>
                                            </text:list>
                                            <text:p text:style-name="Standard">Text to be displayed.</text:p>,
                                            <text:list xml:id="list_Label4" text:continue-numbering="true" text:continue-list="list_Label3" text:style-name="Outline">
                                                <text:list-item>
                                                    <text:list>
                                                        <text:list-item>
                                                            <text:list>
                                                                <text:list-item>
                                                                    <text:h text:style-name="Heading_20_3" text:outline-level="3">
                                                                        Text type
                                                                        <text:s text:c="4"/>
                                                                        <text:span text:style-name="T2">Enum</text:span>
                                                                    </text:h>
                                                                </text:list-item>
                                                            </text:list>
                                                        </text:list-item>
                                                    </text:list>
                                                </text:list-item>
                                            </text:list>
                                            <text:p text:style-name="Standard">Here we can choose whether the <text:span text:style-name="backtick">Text</text:span> property will be calculated from the Expression.</text:p>,
                                            <text:list xml:id="list_Label5" text:continue-numbering="true" text:continue-list="list_Label4" text:style-name="Outline">
                                                <text:list-item>
                                                    <text:list>
                                                        <text:list-item>
                                                            <text:list>
                                                                <text:list-item>
                                                                    <text:h text:style-name="Heading_20_3" text:outline-level="3">
                                                                        Preview value
                                                                        <text:s text:c="4"/>
                                                                        <text:span text:style-name="T2">String</text:span>
                                                                    </text:h>
                                                                </text:list-item>
                                                            </text:list>
                                                        </text:list-item>
                                                    </text:list>
                                                </text:list-item>
                                            </text:list>
                                            <text:p text:style-name="Standard">This is optional property. If specified then the content of the Label in the project editor will be this value not the expression entered in Text property.</text:p>,
                                            <text:list xml:id="list_Label6" text:continue-numbering="true" text:continue-list="list_Label5" text:style-name="Outline">
                                                <text:list-item>
                                                    <text:list>
                                                        <text:list-item>
                                                            <text:list>
                                                                <text:list-item>
                                                                    <text:h text:style-name="Heading_20_3" text:outline-level="3">
                                                                        Long mode
                                                                        <text:s text:c="4"/>
                                                                        <text:span text:style-name="T2">Enum</text:span>
                                                                    </text:h>
                                                                </text:list-item>
                                                            </text:list>
                                                        </text:list-item>
                                                    </text:list>
                                                </text:list-item>
                                            </text:list>
                                            <text:p text:style-name="Standard">If <text:span text:style-name="backtick">content</text:span> is selected for <text:span text:style-name="backtick">Width</text:span> and <text:span text:style-name="backtick">Height</text:span> then this item has no effect because the size of the Widget will be automatically set to fit the entire text, but if the size of the Widget is set manually (<text:span text:style-name="backtick">px</text:span> or <text:span text:style-name="backtick">%</text:span>) then using of this item defines one of the following ways in which the text will be split if it does not fit within the limits of the Widget:</text:p>
                    <text:list xml:id="list_Label7" text:style-name="List_20_1">
                        
                        <text:list-item>
                            <text:p text:style-name="List_20_1">
                                <text:span text:style-name="backtick">WRAP</text:span> – Wrap too long lines. If the <text:span text:style-name="backtick">Height</text:span> is set to <text:span text:style-name="backtick">content</text:span> it will be expanded, otherwise the text will be clipped (Default).
                            </text:p>
                            
                        </text:list-item>
                        
                    

                        <text:list-item>
                            <text:p text:style-name="List_20_1">
                                <text:span text:style-name="backtick">DOT</text:span> – Replaces the last 3 characters from bottom right corner of the label with dots.
                            </text:p>
                            
                        </text:list-item>
                        
                    

                        <text:list-item>
                            <text:p text:style-name="List_20_1">
                                <text:span text:style-name="backtick">SCROLL</text:span> – If the text is wider than the label scroll it horizontally back and forth. If it's higher, scroll vertically. Only one direction is scrolled and horizontal scrolling has higher precedence.
                            </text:p>
                            
                        </text:list-item>
                        
                    

                        <text:list-item>
                            <text:p text:style-name="List_20_1">
                                <text:span text:style-name="backtick">SCROLL_CIRCULAR</text:span> – If the text is wider than the label scroll it horizontally continuously. If it's higher, scroll vertically. Only one direction is scrolled and horizontal scrolling has higher precedence.
                            </text:p>
                            
                        </text:list-item>
                        
                    

                        <text:list-item>
                            <text:p text:style-name="List_20_1">
                                <text:span text:style-name="backtick">CLIP</text:span> – Simply clip the parts of the text outside the label.
                            </text:p>
                            
                        </text:list-item>
                        
                    
                    </text:list>
                ,
                                            <text:list xml:id="list_Label8" text:continue-numbering="true" text:continue-list="list_Label6" text:style-name="Outline">
                                                <text:list-item>
                                                    <text:list>
                                                        <text:list-item>
                                                            <text:list>
                                                                <text:list-item>
                                                                    <text:h text:style-name="Heading_20_3" text:outline-level="3">
                                                                        Recolor
                                                                        <text:s text:c="4"/>
                                                                        <text:span text:style-name="T2">Boolean</text:span>
                                                                    </text:h>
                                                                </text:list-item>
                                                            </text:list>
                                                        </text:list-item>
                                                    </text:list>
                                                </text:list-item>
                                            </text:list>
                                            <text:p text:style-name="Standard">If this is enabled then, in the text, we can use commands to recolor parts of the text. For example: "Write a #ff0000 red# word".</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Label9" text:continue-numbering="true" text:continue-list="list_Label8"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Label10" text:continue-numbering="true" text:continue-list="list_Label9"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Label11" text:continue-numbering="true" text:continue-list="list_Label10"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Label12"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Label13" text:continue-numbering="true" text:continue-list="list_Label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Label14" text:continue-numbering="true" text:continue-list="list_Label13"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Label15" text:continue-numbering="true" text:continue-list="list_Label14"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Label16" text:continue-numbering="true" text:continue-list="list_Label15"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Label17"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Label18" text:continue-numbering="true" text:continue-list="list_Label16"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Label19" text:continue-numbering="true" text:continue-list="list_Label18"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Label20"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Label21" text:continue-numbering="true" text:continue-list="list_Label19"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Label22" text:continue-numbering="true" text:continue-list="list_Label21"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Label23"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Label24" text:continue-numbering="true" text:continue-list="list_Label22"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Label25" text:continue-numbering="true" text:continue-list="list_Label24"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Label26"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Label27" text:continue-numbering="true" text:continue-list="list_Label25"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Label28" text:continue-numbering="true" text:continue-list="list_Label27"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Label29" text:continue-numbering="true" text:continue-list="list_Label28"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Label30" text:continue-numbering="true" text:continue-list="list_Label29"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Label31" text:continue-numbering="true" text:continue-list="list_Label30"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Label32" text:continue-numbering="true" text:continue-list="list_Label31"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Label33" text:continue-numbering="true" text:continue-list="list_Label32"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Label34" text:continue-numbering="true" text:continue-list="list_Label33"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Label35" text:continue-numbering="true" text:continue-list="list_Label34"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Label36" text:continue-numbering="true" text:continue-list="list_Label35"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Label37" text:continue-numbering="true" text:continue-list="list_Label36"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Label38" text:continue-numbering="true" text:continue-list="list_Label37"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Label39" text:continue-numbering="true" text:continue-list="list_Label38"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Label40" text:continue-numbering="true" text:continue-list="list_Label39"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Label41" text:continue-numbering="true" text:continue-list="list_Label40"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Label42" text:continue-numbering="true" text:continue-list="list_Label41"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Label43" text:continue-numbering="true" text:continue-list="list_Label42"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Label44" text:continue-numbering="true" text:continue-list="list_Label43"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Label45" text:continue-numbering="true" text:continue-list="list_Label44"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Label46" text:continue-numbering="true" text:continue-list="list_Label45"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Label47" text:continue-numbering="true" text:continue-list="list_Label46"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Label48" text:continue-numbering="true" text:continue-list="list_Label47"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Label49" text:continue-numbering="true" text:continue-list="list_Label48"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Label50" text:continue-numbering="true" text:continue-list="list_Label49"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Label51" text:continue-numbering="true" text:continue-list="list_Label50"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Label52"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Label53" text:continue-numbering="true" text:continue-list="list_Label51"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Label54"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Label55" text:continue-numbering="true" text:continue-list="list_Label53"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Label56"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Label57" text:continue-numbering="true" text:continue-list="list_Label55"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Label58"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Label59" text:continue-numbering="true" text:continue-list="list_Label57"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Label60" text:continue-numbering="true" text:continue-list="list_Label59"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Label61" text:continue-numbering="true" text:continue-list="list_Label60"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Label62" text:continue-numbering="true" text:continue-list="list_Label61"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Label63" text:continue-numbering="true" text:continue-list="list_Label62"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Label64" text:continue-numbering="true" text:continue-list="list_Label63"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Label65" text:continue-numbering="true" text:continue-list="list_Label64"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Label66" text:continue-numbering="true" text:continue-list="list_Label65"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Label67"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Label68" text:continue-numbering="true" text:continue-list="list_Label6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Label69" text:continue-numbering="true" text:continue-list="list_Label6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Label70" text:continue-numbering="true" text:continue-list="list_Label6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